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E000001F44D6B207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665cm" svg:x="1.023cm" svg:y="8.52cm">
          <draw:image xlink:href="Pictures/10000000000002EE000001F44D6B20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VAC_Eval DOAS</meta:initial-creator>
    <meta:creation-date>2018-04-19T11:44:24.81</meta:creation-date>
    <dc:date>2018-04-20T09:03:41.92</dc:date>
    <dc:creator>NOVAC_Eval DOAS</dc:creator>
    <meta:editing-duration>PT21H2M45S</meta:editing-duration>
    <meta:editing-cycles>1</meta:editing-cycles>
    <meta:document-statistic meta:object-count="1"/>
    <meta:generator>OpenOffice/4.1.3$Win32 OpenOffice.org_project/413m1$Build-9783</meta:generator>
  </office:meta>
</office:document-meta>
</file>